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Object Name</text:p>
          </table:table-cell>
          <table:table-cell table:style-name="ce1" office:value-type="string" calcext:value-type="string">
            <text:p>Official web Available</text:p>
          </table:table-cell>
          <table:table-cell table:style-name="ce1" office:value-type="string" calcext:value-type="string">
            <text:p>IN ROBOCUP</text:p>
          </table:table-cell>
          <table:table-cell table:style-name="ce1"/>
          <table:table-cell table:style-name="ce1" office:value-type="string" calcext:value-type="string">
            <text:p>Processed Data</text:p>
          </table:table-cell>
          <table:table-cell table:style-name="ce1" office:value-type="string" calcext:value-type="string">
            <text:p>Raw RGB</text:p>
          </table:table-cell>
          <table:table-cell table:style-name="ce1" office:value-type="string" calcext:value-type="string">
            <text:p>Raw RGBD</text:p>
          </table:table-cell>
          <table:table-cell table:style-name="ce1" office:value-type="string" calcext:value-type="string">
            <text:p>16k laser scan</text:p>
          </table:table-cell>
          <table:table-cell table:style-name="ce1" office:value-type="string" calcext:value-type="string">
            <text:p>64k laser scan</text:p>
          </table:table-cell>
          <table:table-cell table:style-name="ce1" office:value-type="string" calcext:value-type="string">
            <text:p>512k laser scan</text:p>
          </table:table-cell>
        </table:table-row>
        <table:table-row table:style-name="ro2">
          <table:table-cell office:value-type="string" calcext:value-type="string">
            <text:p>001_chips_can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01_chips_can/001_chips_can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01_chips_can/001_chips_can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01_chips_can/001_chips_can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02_master_chef_can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02_master_chef_can/002_master_chef_can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02_master_chef_can/002_master_chef_can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02_master_chef_can/002_master_chef_can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02_master_chef_can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02_master_chef_can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02_master_chef_can_google_512k.tgz" xlink:type="simple">512k</text:a> </text:p>
          </table:table-cell>
        </table:table-row>
        <table:table-row table:style-name="ro2">
          <table:table-cell office:value-type="string" calcext:value-type="string">
            <text:p>003_cracker_box </text:p>
          </table:table-cell>
          <table:table-cell table:number-columns-repeated="2"/>
          <table:table-cell table:style-name="Default"/>
          <table:table-cell office:value-type="string" calcext:value-type="string">
            <text:p><text:a xlink:href="http://ycb-benchmarks.s3-website-us-east-1.amazonaws.com/data/berkeley/003_cracker_box/003_cracker_box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03_cracker_box/003_cracker_box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03_cracker_box/003_cracker_box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03_cracker_box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03_cracker_box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03_cracker_box_google_512k.tgz" xlink:type="simple">512k</text:a> </text:p>
          </table:table-cell>
        </table:table-row>
        <table:table-row table:style-name="ro2">
          <table:table-cell office:value-type="string" calcext:value-type="string">
            <text:p>004_sugar_box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04_sugar_box/004_sugar_box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04_sugar_box/004_sugar_box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04_sugar_box/004_sugar_box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04_sugar_box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04_sugar_box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04_sugar_box_google_512k.tgz" xlink:type="simple">512k</text:a> </text:p>
          </table:table-cell>
        </table:table-row>
        <table:table-row table:style-name="ro2">
          <table:table-cell office:value-type="string" calcext:value-type="string">
            <text:p>005_tomato_soup_can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05_tomato_soup_can/005_tomato_soup_can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05_tomato_soup_can/005_tomato_soup_can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05_tomato_soup_can/005_tomato_soup_can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05_tomato_soup_can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05_tomato_soup_can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05_tomato_soup_can_google_512k.tgz" xlink:type="simple">512k</text:a> </text:p>
          </table:table-cell>
        </table:table-row>
        <table:table-row table:style-name="ro2">
          <table:table-cell office:value-type="string" calcext:value-type="string">
            <text:p>006_mustard_bottl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06_mustard_bottle/006_mustard_bottl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06_mustard_bottle/006_mustard_bottl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06_mustard_bottle/006_mustard_bottl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06_mustard_bottl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06_mustard_bottl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06_mustard_bottle_google_512k.tgz" xlink:type="simple">512k</text:a> </text:p>
          </table:table-cell>
        </table:table-row>
        <table:table-row table:style-name="ro2">
          <table:table-cell office:value-type="string" calcext:value-type="string">
            <text:p>007_tuna_fish_can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07_tuna_fish_can/007_tuna_fish_can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07_tuna_fish_can/007_tuna_fish_can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07_tuna_fish_can/007_tuna_fish_can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07_tuna_fish_can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07_tuna_fish_can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07_tuna_fish_can_google_512k.tgz" xlink:type="simple">512k</text:a> </text:p>
          </table:table-cell>
        </table:table-row>
        <table:table-row table:style-name="ro2">
          <table:table-cell office:value-type="string" calcext:value-type="string">
            <text:p>008_pudding_box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08_pudding_box/008_pudding_box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08_pudding_box/008_pudding_box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08_pudding_box/008_pudding_box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08_pudding_box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08_pudding_box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08_pudding_box_google_512k.tgz" xlink:type="simple">512k</text:a> </text:p>
          </table:table-cell>
        </table:table-row>
        <table:table-row table:style-name="ro2">
          <table:table-cell office:value-type="string" calcext:value-type="string">
            <text:p>009_gelatin_box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09_gelatin_box/009_gelatin_box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09_gelatin_box/009_gelatin_box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09_gelatin_box/009_gelatin_box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09_gelatin_box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09_gelatin_box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09_gelatin_box_google_512k.tgz" xlink:type="simple">512k</text:a> </text:p>
          </table:table-cell>
        </table:table-row>
        <table:table-row table:style-name="ro2">
          <table:table-cell office:value-type="string" calcext:value-type="string">
            <text:p>010_potted_meat_can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0_potted_meat_can/010_potted_meat_can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0_potted_meat_can/010_potted_meat_can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0_potted_meat_can/010_potted_meat_can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0_potted_meat_can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0_potted_meat_can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0_potted_meat_can_google_512k.tgz" xlink:type="simple">512k</text:a> </text:p>
          </table:table-cell>
        </table:table-row>
        <table:table-row table:style-name="ro2">
          <table:table-cell office:value-type="string" calcext:value-type="string">
            <text:p>011_banana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1_banana/011_banana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1_banana/011_banana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1_banana/011_banana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1_banana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1_banana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1_banana_google_512k.tgz" xlink:type="simple">512k</text:a> </text:p>
          </table:table-cell>
        </table:table-row>
        <table:table-row table:style-name="ro2">
          <table:table-cell office:value-type="string" calcext:value-type="string">
            <text:p>012_strawberry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2_strawberry/012_strawberry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2_strawberry/012_strawberry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2_strawberry/012_strawberry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2_strawberry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2_strawberry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2_strawberry_google_512k.tgz" xlink:type="simple">512k</text:a> </text:p>
          </table:table-cell>
        </table:table-row>
        <table:table-row table:style-name="ro2">
          <table:table-cell office:value-type="string" calcext:value-type="string">
            <text:p>013_appl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3_apple/013_appl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3_apple/013_appl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3_apple/013_appl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3_appl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3_appl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3_apple_google_512k.tgz" xlink:type="simple">512k</text:a> </text:p>
          </table:table-cell>
        </table:table-row>
        <table:table-row table:style-name="ro2">
          <table:table-cell office:value-type="string" calcext:value-type="string">
            <text:p>014_lemon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4_lemon/014_lemon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4_lemon/014_lemon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4_lemon/014_lemon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4_lemon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4_lemon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4_lemon_google_512k.tgz" xlink:type="simple">512k</text:a> </text:p>
          </table:table-cell>
        </table:table-row>
        <table:table-row table:style-name="ro2">
          <table:table-cell office:value-type="string" calcext:value-type="string">
            <text:p>015_peach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5_peach/015_peach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5_peach/015_peach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5_peach/015_peach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5_peach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5_peach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5_peach_google_512k.tgz" xlink:type="simple">512k</text:a> </text:p>
          </table:table-cell>
        </table:table-row>
        <table:table-row table:style-name="ro2">
          <table:table-cell office:value-type="string" calcext:value-type="string">
            <text:p>016_pear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6_pear/016_pear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6_pear/016_pear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6_pear/016_pear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6_pear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6_pear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6_pear_google_512k.tgz" xlink:type="simple">512k</text:a> </text:p>
          </table:table-cell>
        </table:table-row>
        <table:table-row table:style-name="ro2">
          <table:table-cell office:value-type="string" calcext:value-type="string">
            <text:p>017_orang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7_orange/017_orang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7_orange/017_orang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7_orange/017_orang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7_orang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7_orang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7_orange_google_512k.tgz" xlink:type="simple">512k</text:a> </text:p>
          </table:table-cell>
        </table:table-row>
        <table:table-row table:style-name="ro2">
          <table:table-cell office:value-type="string" calcext:value-type="string">
            <text:p>018_plum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8_plum/018_plum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8_plum/018_plum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8_plum/018_plum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8_plum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8_plum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8_plum_google_512k.tgz" xlink:type="simple">512k</text:a> </text:p>
          </table:table-cell>
        </table:table-row>
        <table:table-row table:style-name="ro2">
          <table:table-cell office:value-type="string" calcext:value-type="string">
            <text:p>019_pitcher_bas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19_pitcher_base/019_pitcher_bas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19_pitcher_base/019_pitcher_bas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19_pitcher_base/019_pitcher_bas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19_pitcher_bas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19_pitcher_bas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19_pitcher_base_google_512k.tgz" xlink:type="simple">512k</text:a> </text:p>
          </table:table-cell>
        </table:table-row>
        <table:table-row table:style-name="ro2">
          <table:table-cell office:value-type="string" calcext:value-type="string">
            <text:p>021_bleach_cleanser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21_bleach_cleanser/021_bleach_cleanser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21_bleach_cleanser/021_bleach_cleanser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21_bleach_cleanser/021_bleach_cleanser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21_bleach_cleanser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21_bleach_cleanser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21_bleach_cleanser_google_512k.tgz" xlink:type="simple">512k</text:a> </text:p>
          </table:table-cell>
        </table:table-row>
        <table:table-row table:style-name="ro2">
          <table:table-cell office:value-type="string" calcext:value-type="string">
            <text:p>022_windex_bottl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22_windex_bottle/022_windex_bottle_berkeley_meshes.tgz" xlink:type="simple">Processed (.tgz)</text:a>3 </text:p>
          </table:table-cell>
          <table:table-cell office:value-type="string" calcext:value-type="string">
            <text:p><text:a xlink:href="http://ycb-benchmarks.s3-website-us-east-1.amazonaws.com/data/berkeley/022_windex_bottle/022_windex_bottl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22_windex_bottle/022_windex_bottl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22_windex_bottle_google_16k.tgz" xlink:type="simple">16k</text:a>3 </text:p>
          </table:table-cell>
          <table:table-cell office:value-type="string" calcext:value-type="string">
            <text:p><text:a xlink:href="http://ycb-benchmarks.s3-website-us-east-1.amazonaws.com/data/google/022_windex_bottle_google_64k.tgz" xlink:type="simple">64k</text:a>3 </text:p>
          </table:table-cell>
          <table:table-cell office:value-type="string" calcext:value-type="string">
            <text:p><text:a xlink:href="http://ycb-benchmarks.s3-website-us-east-1.amazonaws.com/data/google/022_windex_bottle_google_512k.tgz" xlink:type="simple">512k</text:a>3 </text:p>
          </table:table-cell>
        </table:table-row>
        <table:table-row table:style-name="ro2">
          <table:table-cell office:value-type="string" calcext:value-type="string">
            <text:p>023_wine_glass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2 </text:p>
          </table:table-cell>
          <table:table-cell office:value-type="string" calcext:value-type="string">
            <text:p><text:a xlink:href="http://ycb-benchmarks.s3-website-us-east-1.amazonaws.com/data/berkeley/023_wine_glass/023_wine_glas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23_wine_glass/023_wine_glass_berkeley_rgbd.tgz" xlink:type="simple">RGBD (.tgz)</text:a> </text:p>
          </table:table-cell>
          <table:table-cell table:number-columns-repeated="3" office:value-type="string" calcext:value-type="string">
            <text:p>N/A2 </text:p>
          </table:table-cell>
        </table:table-row>
        <table:table-row table:style-name="ro2">
          <table:table-cell office:value-type="string" calcext:value-type="string">
            <text:p>024_bowl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24_bowl/024_bowl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24_bowl/024_bowl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24_bowl/024_bowl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24_bowl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24_bowl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24_bowl_google_512k.tgz" xlink:type="simple">512k</text:a> </text:p>
          </table:table-cell>
        </table:table-row>
        <table:table-row table:style-name="ro2">
          <table:table-cell office:value-type="string" calcext:value-type="string">
            <text:p>025_mug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25_mug/025_mug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25_mug/025_mug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25_mug/025_mug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25_mug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25_mug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25_mug_google_512k.tgz" xlink:type="simple">512k</text:a> </text:p>
          </table:table-cell>
        </table:table-row>
        <table:table-row table:style-name="ro2">
          <table:table-cell office:value-type="string" calcext:value-type="string">
            <text:p>026_spong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26_sponge/026_spong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26_sponge/026_spong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26_sponge/026_spong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26_spong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26_spong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26_sponge_google_512k.tgz" xlink:type="simple">512k</text:a> </text:p>
          </table:table-cell>
        </table:table-row>
        <table:table-row table:style-name="ro2">
          <table:table-cell office:value-type="string" calcext:value-type="string">
            <text:p>027-skillet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27_skillet/027_skillet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27_skillet/027_skillet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27_skillet/027_skillet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27_skillet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27_skillet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27_skillet_google_512k.tgz" xlink:type="simple">512k</text:a> </text:p>
          </table:table-cell>
        </table:table-row>
        <table:table-row table:style-name="ro2">
          <table:table-cell office:value-type="string" calcext:value-type="string">
            <text:p>028_skillet_lid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3" office:value-type="string" calcext:value-type="string">
            <text:p>N/A2 </text:p>
          </table:table-cell>
          <table:table-cell office:value-type="string" calcext:value-type="string">
            <text:p><text:a xlink:href="http://ycb-benchmarks.s3-website-us-east-1.amazonaws.com/data/google/028_skillet_lid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28_skillet_lid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28_skillet_lid_google_512k.tgz" xlink:type="simple">512k</text:a> </text:p>
          </table:table-cell>
        </table:table-row>
        <table:table-row table:style-name="ro2">
          <table:table-cell office:value-type="string" calcext:value-type="string">
            <text:p>029_plat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29_plate/029_plat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29_plate/029_plat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29_plate/029_plat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29_plat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29_plat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29_plate_google_512k.tgz" xlink:type="simple">512k</text:a> </text:p>
          </table:table-cell>
        </table:table-row>
        <table:table-row table:style-name="ro2">
          <table:table-cell office:value-type="string" calcext:value-type="string">
            <text:p>030_fork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30_fork/030_fork_berkeley_meshes.tgz" xlink:type="simple">Processed (.tgz)</text:a>3 </text:p>
          </table:table-cell>
          <table:table-cell office:value-type="string" calcext:value-type="string">
            <text:p><text:a xlink:href="http://ycb-benchmarks.s3-website-us-east-1.amazonaws.com/data/berkeley/030_fork/030_fork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30_fork/030_fork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30_fork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30_fork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30_fork_google_512k.tgz" xlink:type="simple">512k</text:a> </text:p>
          </table:table-cell>
        </table:table-row>
        <table:table-row table:style-name="ro2">
          <table:table-cell office:value-type="string" calcext:value-type="string">
            <text:p>031_spoon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31_spoon/031_spoon_berkeley_meshes.tgz" xlink:type="simple">Processed (.tgz)</text:a>3 </text:p>
          </table:table-cell>
          <table:table-cell office:value-type="string" calcext:value-type="string">
            <text:p><text:a xlink:href="http://ycb-benchmarks.s3-website-us-east-1.amazonaws.com/data/berkeley/031_spoon/031_spoon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31_spoon/031_spoon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31_spoon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31_spoon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31_spoon_google_512k.tgz" xlink:type="simple">512k</text:a> </text:p>
          </table:table-cell>
        </table:table-row>
        <table:table-row table:style-name="ro2">
          <table:table-cell office:value-type="string" calcext:value-type="string">
            <text:p>032_knif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32_knife/032_knife_berkeley_meshes.tgz" xlink:type="simple">Processed (.tgz)</text:a>3 </text:p>
          </table:table-cell>
          <table:table-cell office:value-type="string" calcext:value-type="string">
            <text:p><text:a xlink:href="http://ycb-benchmarks.s3-website-us-east-1.amazonaws.com/data/berkeley/032_knife/032_knif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32_knife/032_knif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32_knif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32_knif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32_knife_google_512k.tgz" xlink:type="simple">512k</text:a> </text:p>
          </table:table-cell>
        </table:table-row>
        <table:table-row table:style-name="ro2">
          <table:table-cell office:value-type="string" calcext:value-type="string">
            <text:p>033_spatula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33_spatula/033_spatula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33_spatula/033_spatula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33_spatula/033_spatula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33_spatula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33_spatula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33_spatula_google_512k.tgz" xlink:type="simple">512k</text:a> </text:p>
          </table:table-cell>
        </table:table-row>
        <table:table-row table:style-name="ro2">
          <table:table-cell office:value-type="string" calcext:value-type="string">
            <text:p>035_power_drill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35_power_drill/035_power_drill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35_power_drill/035_power_drill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35_power_drill/035_power_drill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35_power_drill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35_power_drill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35_power_drill_google_512k.tgz" xlink:type="simple">512k</text:a> </text:p>
          </table:table-cell>
        </table:table-row>
        <table:table-row table:style-name="ro2">
          <table:table-cell office:value-type="string" calcext:value-type="string">
            <text:p>036_wood_block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36_wood_block/036_wood_block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36_wood_block/036_wood_block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36_wood_block/036_wood_block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36_wood_block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36_wood_block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36_wood_block_google_512k.tgz" xlink:type="simple">512k</text:a> </text:p>
          </table:table-cell>
        </table:table-row>
        <table:table-row table:style-name="ro2">
          <table:table-cell office:value-type="string" calcext:value-type="string">
            <text:p>037_scissor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37_scissors/037_scissor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37_scissors/037_scissor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37_scissors/037_scissor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37_scissor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37_scissor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37_scissors_google_512k.tgz" xlink:type="simple">512k</text:a> </text:p>
          </table:table-cell>
        </table:table-row>
        <table:table-row table:style-name="ro2">
          <table:table-cell office:value-type="string" calcext:value-type="string">
            <text:p>038_padlock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38_padlock/038_padlock_berkeley_meshes.tgz" xlink:type="simple">Processed (.tgz)</text:a>3 </text:p>
          </table:table-cell>
          <table:table-cell office:value-type="string" calcext:value-type="string">
            <text:p><text:a xlink:href="http://ycb-benchmarks.s3-website-us-east-1.amazonaws.com/data/berkeley/038_padlock/038_padlock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38_padlock/038_padlock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38_padlock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38_padlock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38_padlock_google_512k.tgz" xlink:type="simple">512k</text:a> </text:p>
          </table:table-cell>
        </table:table-row>
        <table:table-row table:style-name="ro2">
          <table:table-cell office:value-type="string" calcext:value-type="string">
            <text:p>039_key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39_key/039_key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39_key/039_key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39_key/039_key_berkeley_rgbd.tgz" xlink:type="simple">RGBD (.tgz)</text:a> </text:p>
          </table:table-cell>
          <table:table-cell table:number-columns-repeated="3" office:value-type="string" calcext:value-type="string">
            <text:p>N/A2 </text:p>
          </table:table-cell>
        </table:table-row>
        <table:table-row table:style-name="ro2">
          <table:table-cell office:value-type="string" calcext:value-type="string">
            <text:p>040_large_marker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40_large_marker/040_large_marker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40_large_marker/040_large_marker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40_large_marker/040_large_marker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40_large_marker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40_large_marker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40_large_marker_google_512k.tgz" xlink:type="simple">512k</text:a> </text:p>
          </table:table-cell>
        </table:table-row>
        <table:table-row table:style-name="ro2">
          <table:table-cell office:value-type="string" calcext:value-type="string">
            <text:p>041_small_marker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41_small_marker/041_small_marker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41_small_marker/041_small_marker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41_small_marker/041_small_marker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42_adjustable_wrench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42_adjustable_wrench/042_adjustable_wrench_berkeley_meshes.tgz" xlink:type="simple">Processed (.tgz)</text:a>3 </text:p>
          </table:table-cell>
          <table:table-cell office:value-type="string" calcext:value-type="string">
            <text:p><text:a xlink:href="http://ycb-benchmarks.s3-website-us-east-1.amazonaws.com/data/berkeley/042_adjustable_wrench/042_adjustable_wrench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42_adjustable_wrench/042_adjustable_wrench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42_adjustable_wrench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42_adjustable_wrench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42_adjustable_wrench_google_512k.tgz" xlink:type="simple">512k</text:a> </text:p>
          </table:table-cell>
        </table:table-row>
        <table:table-row table:style-name="ro2">
          <table:table-cell office:value-type="string" calcext:value-type="string">
            <text:p>043_phillips_screwdriver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43_phillips_screwdriver/043_phillips_screwdriver_berkeley_meshes.tgz" xlink:type="simple">Processed (.tgz)</text:a>3 </text:p>
          </table:table-cell>
          <table:table-cell office:value-type="string" calcext:value-type="string">
            <text:p><text:a xlink:href="http://ycb-benchmarks.s3-website-us-east-1.amazonaws.com/data/berkeley/043_phillips_screwdriver/043_phillips_screwdriver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43_phillips_screwdriver/043_phillips_screwdriver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43_phillips_screwdriver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43_phillips_screwdriver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43_phillips_screwdriver_google_512k.tgz" xlink:type="simple">512k</text:a> </text:p>
          </table:table-cell>
        </table:table-row>
        <table:table-row table:style-name="ro2">
          <table:table-cell office:value-type="string" calcext:value-type="string">
            <text:p>044_flat_screwdriver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44_flat_screwdriver/044_flat_screwdriver_berkeley_meshes.tgz" xlink:type="simple">Processed (.tgz)</text:a>3 </text:p>
          </table:table-cell>
          <table:table-cell office:value-type="string" calcext:value-type="string">
            <text:p><text:a xlink:href="http://ycb-benchmarks.s3-website-us-east-1.amazonaws.com/data/berkeley/044_flat_screwdriver/044_flat_screwdriver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44_flat_screwdriver/044_flat_screwdriver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44_flat_screwdriver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44_flat_screwdriver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44_flat_screwdriver_google_512k.tgz" xlink:type="simple">512k</text:a> </text:p>
          </table:table-cell>
        </table:table-row>
        <table:table-row table:style-name="ro2">
          <table:table-cell office:value-type="string" calcext:value-type="string">
            <text:p>046_plastic_bolt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2 </text:p>
          </table:table-cell>
          <table:table-cell office:value-type="string" calcext:value-type="string">
            <text:p><text:a xlink:href="http://ycb-benchmarks.s3-website-us-east-1.amazonaws.com/data/berkeley/046_plastic_bolt/046_plastic_bolt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46_plastic_bolt/046_plastic_bolt_berkeley_rgbd.tgz" xlink:type="simple">RGBD (.tgz)</text:a> </text:p>
          </table:table-cell>
          <table:table-cell table:number-columns-repeated="3" office:value-type="string" calcext:value-type="string">
            <text:p>N/A2 </text:p>
          </table:table-cell>
        </table:table-row>
        <table:table-row table:style-name="ro2">
          <table:table-cell office:value-type="string" calcext:value-type="string">
            <text:p>047_plastic_nut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2 </text:p>
          </table:table-cell>
          <table:table-cell office:value-type="string" calcext:value-type="string">
            <text:p><text:a xlink:href="http://ycb-benchmarks.s3-website-us-east-1.amazonaws.com/data/berkeley/047_plastic_nut/047_plastic_nut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47_plastic_nut/047_plastic_nut_berkeley_rgbd.tgz" xlink:type="simple">RGBD (.tgz)</text:a> </text:p>
          </table:table-cell>
          <table:table-cell table:number-columns-repeated="3" office:value-type="string" calcext:value-type="string">
            <text:p>N/A2 </text:p>
          </table:table-cell>
        </table:table-row>
        <table:table-row table:style-name="ro2">
          <table:table-cell office:value-type="string" calcext:value-type="string">
            <text:p>048_hammer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48_hammer/048_hammer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48_hammer/048_hammer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48_hammer/048_hammer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48_hammer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48_hammer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48_hammer_google_512k.tgz" xlink:type="simple">512k</text:a> </text:p>
          </table:table-cell>
        </table:table-row>
        <table:table-row table:style-name="ro2">
          <table:table-cell office:value-type="string" calcext:value-type="string">
            <text:p>049_small_clamp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49_small_clamp/049_small_clamp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49_small_clamp/049_small_clamp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49_small_clamp/049_small_clamp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50_medium_clamp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0_medium_clamp/050_medium_clamp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0_medium_clamp/050_medium_clamp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0_medium_clamp/050_medium_clamp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0_medium_clamp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0_medium_clamp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0_medium_clamp_google_512k.tgz" xlink:type="simple">512k</text:a> </text:p>
          </table:table-cell>
        </table:table-row>
        <table:table-row table:style-name="ro2">
          <table:table-cell office:value-type="string" calcext:value-type="string">
            <text:p>051_large_clamp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1_large_clamp/051_large_clamp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1_large_clamp/051_large_clamp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1_large_clamp/051_large_clamp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1_large_clamp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1_large_clamp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1_large_clamp_google_512k.tgz" xlink:type="simple">512k</text:a> </text:p>
          </table:table-cell>
        </table:table-row>
        <table:table-row table:style-name="ro2">
          <table:table-cell office:value-type="string" calcext:value-type="string">
            <text:p>052_extra_large_clamp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2_extra_large_clamp/052_extra_large_clamp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2_extra_large_clamp/052_extra_large_clamp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2_extra_large_clamp/052_extra_large_clamp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2_extra_large_clamp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2_extra_large_clamp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2_extra_large_clamp_google_512k.tgz" xlink:type="simple">512k</text:a> </text:p>
          </table:table-cell>
        </table:table-row>
        <table:table-row table:style-name="ro2">
          <table:table-cell office:value-type="string" calcext:value-type="string">
            <text:p>053_mini_soccer_ball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3_mini_soccer_ball/053_mini_soccer_ball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3_mini_soccer_ball/053_mini_soccer_ball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3_mini_soccer_ball/053_mini_soccer_ball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3_mini_soccer_ball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3_mini_soccer_ball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3_mini_soccer_ball_google_512k.tgz" xlink:type="simple">512k</text:a> </text:p>
          </table:table-cell>
        </table:table-row>
        <table:table-row table:style-name="ro2">
          <table:table-cell office:value-type="string" calcext:value-type="string">
            <text:p>054_softball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4_softball/054_softball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4_softball/054_softball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4_softball/054_softball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4_softball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4_softball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4_softball_google_512k.tgz" xlink:type="simple">512k</text:a> </text:p>
          </table:table-cell>
        </table:table-row>
        <table:table-row table:style-name="ro2">
          <table:table-cell office:value-type="string" calcext:value-type="string">
            <text:p>055_baseball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5_baseball/055_baseball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5_baseball/055_baseball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5_baseball/055_baseball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5_baseball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5_baseball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5_baseball_google_512k.tgz" xlink:type="simple">512k</text:a> </text:p>
          </table:table-cell>
        </table:table-row>
        <table:table-row table:style-name="ro2">
          <table:table-cell office:value-type="string" calcext:value-type="string">
            <text:p>056_tennis_ball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6_tennis_ball/056_tennis_ball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6_tennis_ball/056_tennis_ball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6_tennis_ball/056_tennis_ball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6_tennis_ball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6_tennis_ball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6_tennis_ball_google_512k.tgz" xlink:type="simple">512k</text:a> </text:p>
          </table:table-cell>
        </table:table-row>
        <table:table-row table:style-name="ro2">
          <table:table-cell office:value-type="string" calcext:value-type="string">
            <text:p>057_racquetball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7_racquetball/057_racquetball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7_racquetball/057_racquetball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7_racquetball/057_racquetball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7_racquetball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7_racquetball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7_racquetball_google_512k.tgz" xlink:type="simple">512k</text:a> </text:p>
          </table:table-cell>
        </table:table-row>
        <table:table-row table:style-name="ro2">
          <table:table-cell office:value-type="string" calcext:value-type="string">
            <text:p>058_golf_ball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8_golf_ball/058_golf_ball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8_golf_ball/058_golf_ball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8_golf_ball/058_golf_ball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8_golf_ball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8_golf_ball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8_golf_ball_google_512k.tgz" xlink:type="simple">512k</text:a> </text:p>
          </table:table-cell>
        </table:table-row>
        <table:table-row table:style-name="ro2">
          <table:table-cell office:value-type="string" calcext:value-type="string">
            <text:p>059_chain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59_chain/059_chain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59_chain/059_chain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59_chain/059_chain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59_chain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59_chain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59_chain_google_512k.tgz" xlink:type="simple">512k</text:a> </text:p>
          </table:table-cell>
        </table:table-row>
        <table:table-row table:style-name="ro2">
          <table:table-cell office:value-type="string" calcext:value-type="string">
            <text:p>061_foam_brick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1_foam_brick/061_foam_brick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1_foam_brick/061_foam_brick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1_foam_brick/061_foam_brick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1_foam_brick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1_foam_brick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1_foam_brick_google_512k.tgz" xlink:type="simple">512k</text:a> </text:p>
          </table:table-cell>
        </table:table-row>
        <table:table-row table:style-name="ro2">
          <table:table-cell office:value-type="string" calcext:value-type="string">
            <text:p>062_dic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2_dice/062_dic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2_dice/062_dic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2_dice/062_dic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2_dic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2_dic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2_dice_google_512k.tgz" xlink:type="simple">512k</text:a> </text:p>
          </table:table-cell>
        </table:table-row>
        <table:table-row table:style-name="ro2">
          <table:table-cell office:value-type="string" calcext:value-type="string">
            <text:p>063-a_marble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3-a_marbles/063-a_marble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3-a_marbles/063-a_marble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3-a_marbles/063-a_marble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3-a_marble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3-a_marble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3-a_marbles_google_512k.tgz" xlink:type="simple">512k</text:a> </text:p>
          </table:table-cell>
        </table:table-row>
        <table:table-row table:style-name="ro2">
          <table:table-cell office:value-type="string" calcext:value-type="string">
            <text:p>063-b_marbles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2 </text:p>
          </table:table-cell>
          <table:table-cell office:value-type="string" calcext:value-type="string">
            <text:p><text:a xlink:href="http://ycb-benchmarks.s3-website-us-east-1.amazonaws.com/data/berkeley/063-b_marbles/063-b_marble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3-b_marbles/063-b_marble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3-b_marble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3-b_marble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3-b_marbles_google_512k.tgz" xlink:type="simple">512k</text:a> </text:p>
          </table:table-cell>
        </table:table-row>
        <table:table-row table:style-name="ro2">
          <table:table-cell office:value-type="string" calcext:value-type="string">
            <text:p>063-c_marbles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2 </text:p>
          </table:table-cell>
          <table:table-cell office:value-type="string" calcext:value-type="string">
            <text:p><text:a xlink:href="http://ycb-benchmarks.s3-website-us-east-1.amazonaws.com/data/berkeley/063-c_marbles/063-c_marble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3-c_marbles/063-c_marbles_berkeley_rgbd.tgz" xlink:type="simple">RGBD (.tgz)</text:a> </text:p>
          </table:table-cell>
          <table:table-cell table:number-columns-repeated="3" office:value-type="string" calcext:value-type="string">
            <text:p>N/A2 </text:p>
          </table:table-cell>
        </table:table-row>
        <table:table-row table:style-name="ro2">
          <table:table-cell office:value-type="string" calcext:value-type="string">
            <text:p>063-d_marbles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2 </text:p>
          </table:table-cell>
          <table:table-cell office:value-type="string" calcext:value-type="string">
            <text:p><text:a xlink:href="http://ycb-benchmarks.s3-website-us-east-1.amazonaws.com/data/berkeley/063-d_marbles/063-d_marble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3-d_marbles/063-d_marbles_berkeley_rgbd.tgz" xlink:type="simple">RGBD (.tgz)</text:a> </text:p>
          </table:table-cell>
          <table:table-cell table:number-columns-repeated="3" office:value-type="string" calcext:value-type="string">
            <text:p>N/A2 </text:p>
          </table:table-cell>
        </table:table-row>
        <table:table-row table:style-name="ro2">
          <table:table-cell office:value-type="string" calcext:value-type="string">
            <text:p>063-e_marbles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2 </text:p>
          </table:table-cell>
          <table:table-cell office:value-type="string" calcext:value-type="string">
            <text:p><text:a xlink:href="http://ycb-benchmarks.s3-website-us-east-1.amazonaws.com/data/berkeley/063-e_marbles/063-e_marble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3-e_marbles/063-e_marbles_berkeley_rgbd.tgz" xlink:type="simple">RGBD (.tgz)</text:a> </text:p>
          </table:table-cell>
          <table:table-cell table:number-columns-repeated="3" office:value-type="string" calcext:value-type="string">
            <text:p>N/A2 </text:p>
          </table:table-cell>
        </table:table-row>
        <table:table-row table:style-name="ro2">
          <table:table-cell office:value-type="string" calcext:value-type="string">
            <text:p>063-f_marbles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/A2 </text:p>
          </table:table-cell>
          <table:table-cell office:value-type="string" calcext:value-type="string">
            <text:p><text:a xlink:href="http://ycb-benchmarks.s3-website-us-east-1.amazonaws.com/data/berkeley/063-f_marbles/063-f_marble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3-f_marbles/063-f_marbles_berkeley_rgbd.tgz" xlink:type="simple">RGBD (.tgz)</text:a> </text:p>
          </table:table-cell>
          <table:table-cell table:number-columns-repeated="3" office:value-type="string" calcext:value-type="string">
            <text:p>N/A2 </text:p>
          </table:table-cell>
        </table:table-row>
        <table:table-row table:style-name="ro2">
          <table:table-cell office:value-type="string" calcext:value-type="string">
            <text:p>065-a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a_cups/065-a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a_cups/065-a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a_cups/065-a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a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a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a_cups_google_512k.tgz" xlink:type="simple">512k</text:a> </text:p>
          </table:table-cell>
        </table:table-row>
        <table:table-row table:style-name="ro2">
          <table:table-cell office:value-type="string" calcext:value-type="string">
            <text:p>065-b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b_cups/065-b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b_cups/065-b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b_cups/065-b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b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b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b_cups_google_512k.tgz" xlink:type="simple">512k</text:a> </text:p>
          </table:table-cell>
        </table:table-row>
        <table:table-row table:style-name="ro2">
          <table:table-cell office:value-type="string" calcext:value-type="string">
            <text:p>065-c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c_cups/065-c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c_cups/065-c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c_cups/065-c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c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c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c_cups_google_512k.tgz" xlink:type="simple">512k</text:a> </text:p>
          </table:table-cell>
        </table:table-row>
        <table:table-row table:style-name="ro2">
          <table:table-cell office:value-type="string" calcext:value-type="string">
            <text:p>065-d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d_cups/065-d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d_cups/065-d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d_cups/065-d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d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d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d_cups_google_512k.tgz" xlink:type="simple">512k</text:a> </text:p>
          </table:table-cell>
        </table:table-row>
        <table:table-row table:style-name="ro2">
          <table:table-cell office:value-type="string" calcext:value-type="string">
            <text:p>065-e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e_cups/065-e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e_cups/065-e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e_cups/065-e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e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e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e_cups_google_512k.tgz" xlink:type="simple">512k</text:a> </text:p>
          </table:table-cell>
        </table:table-row>
        <table:table-row table:style-name="ro2">
          <table:table-cell office:value-type="string" calcext:value-type="string">
            <text:p>065-f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f_cups/065-f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f_cups/065-f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f_cups/065-f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f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f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f_cups_google_512k.tgz" xlink:type="simple">512k</text:a> </text:p>
          </table:table-cell>
        </table:table-row>
        <table:table-row table:style-name="ro2">
          <table:table-cell office:value-type="string" calcext:value-type="string">
            <text:p>065-g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g_cups/065-g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g_cups/065-g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g_cups/065-g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g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g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g_cups_google_512k.tgz" xlink:type="simple">512k</text:a> </text:p>
          </table:table-cell>
        </table:table-row>
        <table:table-row table:style-name="ro2">
          <table:table-cell office:value-type="string" calcext:value-type="string">
            <text:p>065-h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h_cups/065-h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h_cups/065-h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h_cups/065-h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h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h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h_cups_google_512k.tgz" xlink:type="simple">512k</text:a> </text:p>
          </table:table-cell>
        </table:table-row>
        <table:table-row table:style-name="ro2">
          <table:table-cell office:value-type="string" calcext:value-type="string">
            <text:p>065-i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i_cups/065-i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i_cups/065-i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i_cups/065-i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i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i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i_cups_google_512k.tgz" xlink:type="simple">512k</text:a> </text:p>
          </table:table-cell>
        </table:table-row>
        <table:table-row table:style-name="ro2">
          <table:table-cell office:value-type="string" calcext:value-type="string">
            <text:p>065-j_cup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65-j_cups/065-j_cup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65-j_cups/065-j_cup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65-j_cups/065-j_cup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65-j_cup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65-j_cup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65-j_cups_google_512k.tgz" xlink:type="simple">512k</text:a> </text:p>
          </table:table-cell>
        </table:table-row>
        <table:table-row table:style-name="ro2">
          <table:table-cell office:value-type="string" calcext:value-type="string">
            <text:p>070-a_colored_wood_blocks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0-a_colored_wood_blocks/070-a_colored_wood_blocks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0-a_colored_wood_blocks/070-a_colored_wood_blocks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0-a_colored_wood_blocks/070-a_colored_wood_blocks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0-a_colored_wood_block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0-a_colored_wood_block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0-a_colored_wood_blocks_google_512k.tgz" xlink:type="simple">512k</text:a> </text:p>
          </table:table-cell>
        </table:table-row>
        <table:table-row table:style-name="ro2">
          <table:table-cell office:value-type="string" calcext:value-type="string">
            <text:p>070-b_colored_wood_blocks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number-columns-repeated="3" office:value-type="string" calcext:value-type="string">
            <text:p>N/A1 </text:p>
          </table:table-cell>
          <table:table-cell office:value-type="string" calcext:value-type="string">
            <text:p><text:a xlink:href="http://ycb-benchmarks.s3-website-us-east-1.amazonaws.com/data/google/070-b_colored_wood_blocks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0-b_colored_wood_blocks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0-b_colored_wood_blocks_google_512k.tgz" xlink:type="simple">512k</text:a> </text:p>
          </table:table-cell>
        </table:table-row>
        <table:table-row table:style-name="ro2">
          <table:table-cell office:value-type="string" calcext:value-type="string">
            <text:p>071_nine_hole_peg_test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1_nine_hole_peg_test/071_nine_hole_peg_test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1_nine_hole_peg_test/071_nine_hole_peg_test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1_nine_hole_peg_test/071_nine_hole_peg_test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1_nine_hole_peg_test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1_nine_hole_peg_test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1_nine_hole_peg_test_google_512k.tgz" xlink:type="simple">512k</text:a> </text:p>
          </table:table-cell>
        </table:table-row>
        <table:table-row table:style-name="ro2">
          <table:table-cell office:value-type="string" calcext:value-type="string">
            <text:p>072-a_toy_airplan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2-a_toy_airplane/072-a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a_toy_airplane/072-a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a_toy_airplane/072-a_toy_airplan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2-a_toy_airplan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2-a_toy_airplan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2-a_toy_airplane_google_512k.tgz" xlink:type="simple">512k</text:a> </text:p>
          </table:table-cell>
        </table:table-row>
        <table:table-row table:style-name="ro2">
          <table:table-cell office:value-type="string" calcext:value-type="string">
            <text:p>072-b_toy_airplan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2-b_toy_airplane/072-b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b_toy_airplane/072-b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b_toy_airplane/072-b_toy_airplan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2-b_toy_airplan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2-b_toy_airplan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2-b_toy_airplane_google_512k.tgz" xlink:type="simple">512k</text:a> </text:p>
          </table:table-cell>
        </table:table-row>
        <table:table-row table:style-name="ro2">
          <table:table-cell office:value-type="string" calcext:value-type="string">
            <text:p>072-c_toy_airplan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2-c_toy_airplane/072-c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c_toy_airplane/072-c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c_toy_airplane/072-c_toy_airplan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2-c_toy_airplan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2-c_toy_airplan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2-c_toy_airplane_google_512k.tgz" xlink:type="simple">512k</text:a> </text:p>
          </table:table-cell>
        </table:table-row>
        <table:table-row table:style-name="ro2">
          <table:table-cell office:value-type="string" calcext:value-type="string">
            <text:p>072-d_toy_airplan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2-d_toy_airplane/072-d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d_toy_airplane/072-d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d_toy_airplane/072-d_toy_airplan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2-d_toy_airplan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2-d_toy_airplan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2-d_toy_airplane_google_512k.tgz" xlink:type="simple">512k</text:a> </text:p>
          </table:table-cell>
        </table:table-row>
        <table:table-row table:style-name="ro2">
          <table:table-cell office:value-type="string" calcext:value-type="string">
            <text:p>072-e_toy_airplan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2-e_toy_airplane/072-e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e_toy_airplane/072-e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e_toy_airplane/072-e_toy_airplan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2-e_toy_airplan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2-e_toy_airplan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2-e_toy_airplane_google_512k.tgz" xlink:type="simple">512k</text:a> </text:p>
          </table:table-cell>
        </table:table-row>
        <table:table-row table:style-name="ro2">
          <table:table-cell office:value-type="string" calcext:value-type="string">
            <text:p>072-f_toy_airplane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2-f_toy_airplane/072-f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f_toy_airplane/072-f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f_toy_airplane/072-f_toy_airplane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2-g_toy_airplane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2-g_toy_airplane/072-g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g_toy_airplane/072-g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g_toy_airplane/072-g_toy_airplane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2-h_toy_airplane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2-h_toy_airplane/072-h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h_toy_airplane/072-h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h_toy_airplane/072-h_toy_airplane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2-i_toy_airplane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2-i_toy_airplane/072-i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i_toy_airplane/072-i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i_toy_airplane/072-i_toy_airplane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2-j_toy_airplane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2-j_toy_airplane/072-j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j_toy_airplane/072-j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j_toy_airplane/072-j_toy_airplane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2-k_toy_airplane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2-k_toy_airplane/072-k_toy_airplan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2-k_toy_airplane/072-k_toy_airplan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2-k_toy_airplane/072-k_toy_airplane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3-a_lego_duplo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3-a_lego_duplo/073-a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a_lego_duplo/073-a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a_lego_duplo/073-a_lego_duplo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3-a_lego_duplo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3-a_lego_duplo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3-a_lego_duplo_google_512k.tgz" xlink:type="simple">512k</text:a> </text:p>
          </table:table-cell>
        </table:table-row>
        <table:table-row table:style-name="ro2">
          <table:table-cell office:value-type="string" calcext:value-type="string">
            <text:p>073-b_lego_duplo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3-b_lego_duplo/073-b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b_lego_duplo/073-b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b_lego_duplo/073-b_lego_duplo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3-b_lego_duplo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3-b_lego_duplo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3-b_lego_duplo_google_512k.tgz" xlink:type="simple">512k</text:a> </text:p>
          </table:table-cell>
        </table:table-row>
        <table:table-row table:style-name="ro2">
          <table:table-cell office:value-type="string" calcext:value-type="string">
            <text:p>073-c_lego_duplo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3-c_lego_duplo/073-c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c_lego_duplo/073-c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c_lego_duplo/073-c_lego_duplo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3-c_lego_duplo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3-c_lego_duplo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3-c_lego_duplo_google_512k.tgz" xlink:type="simple">512k</text:a> </text:p>
          </table:table-cell>
        </table:table-row>
        <table:table-row table:style-name="ro2">
          <table:table-cell office:value-type="string" calcext:value-type="string">
            <text:p>073-d_lego_duplo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3-d_lego_duplo/073-d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d_lego_duplo/073-d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d_lego_duplo/073-d_lego_duplo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3-d_lego_duplo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3-d_lego_duplo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3-d_lego_duplo_google_512k.tgz" xlink:type="simple">512k</text:a> </text:p>
          </table:table-cell>
        </table:table-row>
        <table:table-row table:style-name="ro2">
          <table:table-cell office:value-type="string" calcext:value-type="string">
            <text:p>073-e_lego_duplo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3-e_lego_duplo/073-e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e_lego_duplo/073-e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e_lego_duplo/073-e_lego_duplo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3-e_lego_duplo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3-e_lego_duplo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3-e_lego_duplo_google_512k.tgz" xlink:type="simple">512k</text:a> </text:p>
          </table:table-cell>
        </table:table-row>
        <table:table-row table:style-name="ro2">
          <table:table-cell office:value-type="string" calcext:value-type="string">
            <text:p>073-f_lego_duplo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3-f_lego_duplo/073-f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f_lego_duplo/073-f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f_lego_duplo/073-f_lego_duplo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3-f_lego_duplo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3-f_lego_duplo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3-f_lego_duplo_google_512k.tgz" xlink:type="simple">512k</text:a> </text:p>
          </table:table-cell>
        </table:table-row>
        <table:table-row table:style-name="ro2">
          <table:table-cell office:value-type="string" calcext:value-type="string">
            <text:p>073-g_lego_duplo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3-g_lego_duplo/073-g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g_lego_duplo/073-g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g_lego_duplo/073-g_lego_duplo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3-g_lego_duplo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3-g_lego_duplo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3-g_lego_duplo_google_512k.tgz" xlink:type="simple">512k</text:a> </text:p>
          </table:table-cell>
        </table:table-row>
        <table:table-row table:style-name="ro2">
          <table:table-cell office:value-type="string" calcext:value-type="string">
            <text:p>073-h_lego_duplo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3-h_lego_duplo/073-h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h_lego_duplo/073-h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h_lego_duplo/073-h_lego_duplo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3-i_lego_duplo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3-i_lego_duplo/073-i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i_lego_duplo/073-i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i_lego_duplo/073-i_lego_duplo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3-j_lego_duplo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3-j_lego_duplo/073-j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j_lego_duplo/073-j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j_lego_duplo/073-j_lego_duplo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3-k_lego_duplo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3-k_lego_duplo/073-k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k_lego_duplo/073-k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k_lego_duplo/073-k_lego_duplo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3-l_lego_duplo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3-l_lego_duplo/073-l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l_lego_duplo/073-l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l_lego_duplo/073-l_lego_duplo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3-m_lego_duplo </text:p>
          </table:table-cell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a xlink:href="http://ycb-benchmarks.s3-website-us-east-1.amazonaws.com/data/berkeley/073-m_lego_duplo/073-m_lego_duplo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3-m_lego_duplo/073-m_lego_duplo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3-m_lego_duplo/073-m_lego_duplo_berkeley_rgbd.tgz" xlink:type="simple">RGBD (.tgz)</text:a> </text:p>
          </table:table-cell>
          <table:table-cell table:number-columns-repeated="3" office:value-type="string" calcext:value-type="string">
            <text:p>N/A1 </text:p>
          </table:table-cell>
        </table:table-row>
        <table:table-row table:style-name="ro2">
          <table:table-cell office:value-type="string" calcext:value-type="string">
            <text:p>076_timer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6_timer/076_timer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6_timer/076_timer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6_timer/076_timer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6_timer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6_timer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6_timer_google_512k.tgz" xlink:type="simple">512k</text:a> </text:p>
          </table:table-cell>
        </table:table-row>
        <table:table-row table:style-name="ro2">
          <table:table-cell office:value-type="string" calcext:value-type="string">
            <text:p>077_rubiks_cube </text:p>
          </table:table-cell>
          <table:table-cell table:number-columns-repeated="3"/>
          <table:table-cell office:value-type="string" calcext:value-type="string">
            <text:p><text:a xlink:href="http://ycb-benchmarks.s3-website-us-east-1.amazonaws.com/data/berkeley/077_rubiks_cube/077_rubiks_cube_berkeley_meshes.tgz" xlink:type="simple">Processed (.tgz)</text:a> </text:p>
          </table:table-cell>
          <table:table-cell office:value-type="string" calcext:value-type="string">
            <text:p><text:a xlink:href="http://ycb-benchmarks.s3-website-us-east-1.amazonaws.com/data/berkeley/077_rubiks_cube/077_rubiks_cube_berkeley_rgb_highres.tgz" xlink:type="simple">RGB (.tgz)</text:a> </text:p>
          </table:table-cell>
          <table:table-cell office:value-type="string" calcext:value-type="string">
            <text:p><text:a xlink:href="http://ycb-benchmarks.s3-website-us-east-1.amazonaws.com/data/berkeley/077_rubiks_cube/077_rubiks_cube_berkeley_rgbd.tgz" xlink:type="simple">RGBD (.tgz)</text:a> </text:p>
          </table:table-cell>
          <table:table-cell office:value-type="string" calcext:value-type="string">
            <text:p><text:a xlink:href="http://ycb-benchmarks.s3-website-us-east-1.amazonaws.com/data/google/077_rubiks_cube_google_16k.tgz" xlink:type="simple">16k</text:a> </text:p>
          </table:table-cell>
          <table:table-cell office:value-type="string" calcext:value-type="string">
            <text:p><text:a xlink:href="http://ycb-benchmarks.s3-website-us-east-1.amazonaws.com/data/google/077_rubiks_cube_google_64k.tgz" xlink:type="simple">64k</text:a> </text:p>
          </table:table-cell>
          <table:table-cell office:value-type="string" calcext:value-type="string">
            <text:p><text:a xlink:href="http://ycb-benchmarks.s3-website-us-east-1.amazonaws.com/data/google/077_rubiks_cube_google_512k.tgz" xlink:type="simple">512k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1T17:58:25.256706651</meta:creation-date>
    <dc:date>2024-05-31T18:46:24.692487955</dc:date>
    <meta:editing-duration>PT13M55S</meta:editing-duration>
    <meta:editing-cycles>1</meta:editing-cycles>
    <meta:document-statistic meta:table-count="1" meta:cell-count="755" meta:object-count="0"/>
    <meta:generator>LibreOffice/6.4.7.2$Linux_X86_64 LibreOffice_project/40$Build-2</meta:generator>
  </office:meta>
</office:document-meta>
</file>